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1.5cm" svg:x="11.5cm" svg:y="13.5cm">
          <text:p text:style-name="P1"><text:span text:style-name="T1">GPR's incl. LR</text:span></text:p>
        </draw:rect>
        <draw:rect draw:style-name="gr1" draw:text-style-name="P2" draw:layer="layout" svg:width="3.5cm" svg:height="1cm" svg:x="11.5cm" svg:y="11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2cm">
          <text:p text:style-name="P1"><text:span text:style-name="T1">EXTR‘s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0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6.5cm" svg:x2="11.5cm" svg:y2="15cm">
          <text:p/>
        </draw:line>
        <draw:line draw:style-name="gr2" draw:text-style-name="P1" draw:layer="layout" svg:x1="15cm" svg:y1="16.5cm" svg:x2="15cm" svg:y2="15cm">
          <text:p/>
        </draw:line>
        <draw:frame draw:style-name="gr3" draw:text-style-name="P3" draw:layer="layout" svg:width="3.144cm" svg:height="0.963cm" draw:transform="rotate (1.5707963267949) translate (10.037cm 13.495cm)">
          <draw:text-box>
            <text:p>Method b</text:p>
          </draw:text-box>
        </draw:frame>
        <draw:frame draw:style-name="gr4" draw:text-style-name="P3" draw:layer="layout" svg:width="3.11cm" svg:height="0.963cm" svg:x="11.5cm" svg:y="7.537cm">
          <draw:text-box>
            <text:p>Method c</text:p>
          </draw:text-box>
        </draw:frame>
        <draw:frame draw:style-name="gr3" draw:text-style-name="P3" draw:layer="layout" svg:width="3.144cm" svg:height="0.963cm" svg:x="11.5cm" svg:y="15.5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5" draw:text-style-name="P1" draw:layer="layout" svg:x1="9cm" svg:y1="9.25cm" svg:x2="11.5cm" svg:y2="9.25cm" draw:start-shape="id1" draw:start-glue-point="1" draw:end-shape="id2" draw:end-glue-point="3" svg:d="M9000 9250h2500" svg:viewBox="0 0 2501 1">
          <text:p/>
        </draw:connector>
        <draw:connector draw:style-name="gr5" draw:text-style-name="P1" draw:layer="layout" draw:type="curve" draw:line-skew="2.247cm" svg:x1="15cm" svg:y1="9.25cm" svg:x2="15cm" svg:y2="15.25cm" draw:start-shape="id2" draw:start-glue-point="1" draw:end-shape="id3" draw:end-glue-point="1" svg:d="M15000 9250c4122 0 4122 6000 0 6000" svg:viewBox="0 0 3093 6001">
          <text:p/>
        </draw:connector>
        <draw:rect draw:style-name="gr6" draw:text-style-name="P4" xml:id="id3" draw:id="id3" draw:layer="layout" svg:width="3.5cm" svg:height="0.5cm" svg:x="11.5cm" svg:y="15cm">
          <text:p/>
        </draw:rect>
        <draw:frame draw:style-name="gr7" draw:text-style-name="P5" draw:layer="layout" svg:width="2.064cm" svg:height="0.569cm" svg:x="15.023cm" svg:y="9.339cm">
          <draw:text-box>
            <text:p><text:span text:style-name="T2">paramOffset</text:span></text:p>
          </draw:text-box>
        </draw:frame>
        <draw:frame draw:style-name="gr8" draw:text-style-name="P5" draw:layer="layout" svg:width="2.263cm" svg:height="0.569cm" svg:x="15cm" svg:y="10.831cm">
          <draw:text-box>
            <text:p><text:span text:style-name="T2">localVarOffset</text:span></text:p>
          </draw:text-box>
        </draw:frame>
        <draw:frame draw:style-name="gr9" draw:text-style-name="P5" draw:layer="layout" svg:width="1.827cm" svg:height="0.569cm" svg:x="15cm" svg:y="11.831cm">
          <draw:text-box>
            <text:p><text:span text:style-name="T2">FPROffset</text:span></text:p>
          </draw:text-box>
        </draw:frame>
        <draw:frame draw:style-name="gr10" draw:text-style-name="P5" draw:layer="layout" svg:width="1.874cm" svg:height="0.569cm" svg:x="15cm" svg:y="13.331cm">
          <draw:text-box>
            <text:p><text:span text:style-name="T2">GP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s Graf</meta:initial-creator>
    <meta:creation-date>2010-04-12T08:44:15.39</meta:creation-date>
    <dc:date>2018-11-06T15:51:23.054000000</dc:date>
    <meta:editing-duration>PT4H7M37S</meta:editing-duration>
    <meta:editing-cycles>11</meta:editing-cycles>
    <meta:generator>LibreOffice/6.0.0.3$Windows_X86_64 LibreOffice_project/64a0f66915f38c6217de274f0aa8e15618924765</meta:generator>
    <meta:printed-by>Urs Graf</meta:printed-by>
    <meta:print-date>2010-04-12T09:03:01.48</meta:print-date>
    <meta:document-statistic meta:object-count="21"/>
  </office:meta>
</office:document-meta>
</file>